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Calibri" fo:font-size="11pt" fo:language="pl" fo:country="PL" style:font-name-asian="Calibri" style:font-size-asian="11pt" style:language-asian="zh" style:country-asian="CN" style:font-name-complex="Calibri" style:font-size-complex="11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3.27mm" svg:height="136.83mm" svg:x="164.83mm" svg:y="4.21mm">
            <loext:p draw:notify-on-update-of-ranges="Sheet1.B3:Sheet1.B32 Sheet1.A3:Sheet1.A32 Sheet1.C3:Sheet1.C32 Sheet1.A3:Sheet1.A32 Sheet1.D3:Sheet1.D32 Sheet1.A3:Sheet1.A32 Sheet1.E3:Sheet1.E32 Sheet1.A3:Sheet1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27mm" svg:height="136.83mm" svg:x="168.97mm" svg:y="169.38mm">
            <loext:p draw:notify-on-update-of-ranges="Sheet1.A35:Sheet1.A64 Sheet1.B34:Sheet1.B64 Sheet1.A35:Sheet1.A64 Sheet1.C35:Sheet1.C64 Sheet1.A35:Sheet1.A64 Sheet1.D35:Sheet1.D64 Sheet1.A35:Sheet1.A64 Sheet1.E35:Sheet1.E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gl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O(V*E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.377705" calcext:value-type="float">
            <text:p>9,38</text:p>
          </table:table-cell>
          <table:table-cell office:value-type="float" office:value="38.236221" calcext:value-type="float">
            <text:p>38,24</text:p>
          </table:table-cell>
          <table:table-cell office:value-type="float" office:value="9.907697" calcext:value-type="float">
            <text:p>9,91</text:p>
          </table:table-cell>
          <table:table-cell table:style-name="ce2" table:formula="of:=((([.A3]*([.A3]-1))/2))/100" office:value-type="float" office:value="49.5" calcext:value-type="float">
            <text:p>49,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8.310461" calcext:value-type="float">
            <text:p>28,31</text:p>
          </table:table-cell>
          <table:table-cell office:value-type="float" office:value="44.28577" calcext:value-type="float">
            <text:p>44,29</text:p>
          </table:table-cell>
          <table:table-cell office:value-type="float" office:value="102.53526" calcext:value-type="float">
            <text:p>102,54</text:p>
          </table:table-cell>
          <table:table-cell table:style-name="ce2" table:formula="of:=((([.A4]*([.A4]-1))/2))/100"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1.568285" calcext:value-type="float">
            <text:p>11,57</text:p>
          </table:table-cell>
          <table:table-cell office:value-type="float" office:value="58.977767" calcext:value-type="float">
            <text:p>58,98</text:p>
          </table:table-cell>
          <table:table-cell office:value-type="float" office:value="30.327389" calcext:value-type="float">
            <text:p>30,33</text:p>
          </table:table-cell>
          <table:table-cell table:style-name="ce2" table:formula="of:=((([.A5]*([.A5]-1))/2))/100" office:value-type="float" office:value="448.5" calcext:value-type="float">
            <text:p>448,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1.631572" calcext:value-type="float">
            <text:p>21,63</text:p>
          </table:table-cell>
          <table:table-cell office:value-type="float" office:value="63.028864" calcext:value-type="float">
            <text:p>63,03</text:p>
          </table:table-cell>
          <table:table-cell office:value-type="float" office:value="101.924805" calcext:value-type="float">
            <text:p>101,92</text:p>
          </table:table-cell>
          <table:table-cell table:style-name="ce2" table:formula="of:=((([.A6]*([.A6]-1))/2))/100"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1.871518" calcext:value-type="float">
            <text:p>51,87</text:p>
          </table:table-cell>
          <table:table-cell office:value-type="float" office:value="50.818922" calcext:value-type="float">
            <text:p>50,82</text:p>
          </table:table-cell>
          <table:table-cell office:value-type="float" office:value="85.000764" calcext:value-type="float">
            <text:p>85</text:p>
          </table:table-cell>
          <table:table-cell table:style-name="ce2" table:formula="of:=((([.A7]*([.A7]-1))/2))/100" office:value-type="float" office:value="1247.5" calcext:value-type="float">
            <text:p>1247,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74.907508" calcext:value-type="float">
            <text:p>74,91</text:p>
          </table:table-cell>
          <table:table-cell office:value-type="float" office:value="145.874763" calcext:value-type="float">
            <text:p>145,87</text:p>
          </table:table-cell>
          <table:table-cell office:value-type="float" office:value="178.659575" calcext:value-type="float">
            <text:p>178,66</text:p>
          </table:table-cell>
          <table:table-cell table:style-name="ce2" table:formula="of:=((([.A8]*([.A8]-1))/2))/100" office:value-type="float" office:value="1797" calcext:value-type="float">
            <text:p>179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61.991868" calcext:value-type="float">
            <text:p>61,99</text:p>
          </table:table-cell>
          <table:table-cell office:value-type="float" office:value="126.226454" calcext:value-type="float">
            <text:p>126,23</text:p>
          </table:table-cell>
          <table:table-cell office:value-type="float" office:value="379.801337" calcext:value-type="float">
            <text:p>379,8</text:p>
          </table:table-cell>
          <table:table-cell table:style-name="ce2" table:formula="of:=((([.A9]*([.A9]-1))/2))/100" office:value-type="float" office:value="2446.5" calcext:value-type="float">
            <text:p>2446,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10.054502" calcext:value-type="float">
            <text:p>110,05</text:p>
          </table:table-cell>
          <table:table-cell office:value-type="float" office:value="192.343724" calcext:value-type="float">
            <text:p>192,34</text:p>
          </table:table-cell>
          <table:table-cell office:value-type="float" office:value="306.203004" calcext:value-type="float">
            <text:p>306,2</text:p>
          </table:table-cell>
          <table:table-cell table:style-name="ce2" table:formula="of:=((([.A10]*([.A10]-1))/2))/100" office:value-type="float" office:value="3196" calcext:value-type="float">
            <text:p>3196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65.988857" calcext:value-type="float">
            <text:p>265,99</text:p>
          </table:table-cell>
          <table:table-cell office:value-type="float" office:value="368.221147" calcext:value-type="float">
            <text:p>368,22</text:p>
          </table:table-cell>
          <table:table-cell office:value-type="float" office:value="792.583719" calcext:value-type="float">
            <text:p>792,58</text:p>
          </table:table-cell>
          <table:table-cell table:style-name="ce2" table:formula="of:=((([.A11]*([.A11]-1))/2))/100" office:value-type="float" office:value="4045.5" calcext:value-type="float">
            <text:p>4045,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2.319634" calcext:value-type="float">
            <text:p>212,32</text:p>
          </table:table-cell>
          <table:table-cell office:value-type="float" office:value="458.264023" calcext:value-type="float">
            <text:p>458,26</text:p>
          </table:table-cell>
          <table:table-cell office:value-type="float" office:value="668.301529" calcext:value-type="float">
            <text:p>668,3</text:p>
          </table:table-cell>
          <table:table-cell table:style-name="ce2" table:formula="of:=((([.A12]*([.A12]-1))/2))/100" office:value-type="float" office:value="4995" calcext:value-type="float">
            <text:p>4995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56.630447" calcext:value-type="float">
            <text:p>256,63</text:p>
          </table:table-cell>
          <table:table-cell office:value-type="float" office:value="479.147611" calcext:value-type="float">
            <text:p>479,15</text:p>
          </table:table-cell>
          <table:table-cell office:value-type="float" office:value="815.106959" calcext:value-type="float">
            <text:p>815,11</text:p>
          </table:table-cell>
          <table:table-cell table:style-name="ce2" table:formula="of:=((([.A13]*([.A13]-1))/2))/100" office:value-type="float" office:value="6044.5" calcext:value-type="float">
            <text:p>6044,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70.036094" calcext:value-type="float">
            <text:p>370,04</text:p>
          </table:table-cell>
          <table:table-cell office:value-type="float" office:value="771.727636" calcext:value-type="float">
            <text:p>771,73</text:p>
          </table:table-cell>
          <table:table-cell office:value-type="float" office:value="1867.535154" calcext:value-type="float">
            <text:p>1867,54</text:p>
          </table:table-cell>
          <table:table-cell table:style-name="ce2" table:formula="of:=((([.A14]*([.A14]-1))/2))/100" office:value-type="float" office:value="7194" calcext:value-type="float">
            <text:p>7194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508.211393" calcext:value-type="float">
            <text:p>508,21</text:p>
          </table:table-cell>
          <table:table-cell office:value-type="float" office:value="1738.154197" calcext:value-type="float">
            <text:p>1738,15</text:p>
          </table:table-cell>
          <table:table-cell office:value-type="float" office:value="1308.506891" calcext:value-type="float">
            <text:p>1308,51</text:p>
          </table:table-cell>
          <table:table-cell table:style-name="ce2" table:formula="of:=((([.A15]*([.A15]-1))/2))/100" office:value-type="float" office:value="8443.5" calcext:value-type="float">
            <text:p>8443,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17.258868" calcext:value-type="float">
            <text:p>617,26</text:p>
          </table:table-cell>
          <table:table-cell office:value-type="float" office:value="1101.817656" calcext:value-type="float">
            <text:p>1101,82</text:p>
          </table:table-cell>
          <table:table-cell office:value-type="float" office:value="1835.928558" calcext:value-type="float">
            <text:p>1835,93</text:p>
          </table:table-cell>
          <table:table-cell table:style-name="ce2" table:formula="of:=((([.A16]*([.A16]-1))/2))/100" office:value-type="float" office:value="9793" calcext:value-type="float">
            <text:p>979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735.826501" calcext:value-type="float">
            <text:p>735,83</text:p>
          </table:table-cell>
          <table:table-cell office:value-type="float" office:value="1289.962494" calcext:value-type="float">
            <text:p>1289,96</text:p>
          </table:table-cell>
          <table:table-cell office:value-type="float" office:value="3532.740886" calcext:value-type="float">
            <text:p>3532,74</text:p>
          </table:table-cell>
          <table:table-cell table:style-name="ce2" table:formula="of:=((([.A17]*([.A17]-1))/2))/100" office:value-type="float" office:value="11242.5" calcext:value-type="float">
            <text:p>11242,5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912.392791" calcext:value-type="float">
            <text:p>912,39</text:p>
          </table:table-cell>
          <table:table-cell office:value-type="float" office:value="2051.403926" calcext:value-type="float">
            <text:p>2051,4</text:p>
          </table:table-cell>
          <table:table-cell office:value-type="float" office:value="4536.259937" calcext:value-type="float">
            <text:p>4536,26</text:p>
          </table:table-cell>
          <table:table-cell table:style-name="ce2" table:formula="of:=((([.A18]*([.A18]-1))/2))/100" office:value-type="float" office:value="12792" calcext:value-type="float">
            <text:p>12792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928.460469" calcext:value-type="float">
            <text:p>928,46</text:p>
          </table:table-cell>
          <table:table-cell office:value-type="float" office:value="1786.741487" calcext:value-type="float">
            <text:p>1786,74</text:p>
          </table:table-cell>
          <table:table-cell office:value-type="float" office:value="2663.416648" calcext:value-type="float">
            <text:p>2663,42</text:p>
          </table:table-cell>
          <table:table-cell table:style-name="ce2" table:formula="of:=((([.A19]*([.A19]-1))/2))/100" office:value-type="float" office:value="14441.5" calcext:value-type="float">
            <text:p>14441,5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255.519146" calcext:value-type="float">
            <text:p>1255,52</text:p>
          </table:table-cell>
          <table:table-cell office:value-type="float" office:value="4171.601767" calcext:value-type="float">
            <text:p>4171,6</text:p>
          </table:table-cell>
          <table:table-cell office:value-type="float" office:value="3220.455489" calcext:value-type="float">
            <text:p>3220,46</text:p>
          </table:table-cell>
          <table:table-cell table:style-name="ce2" table:formula="of:=((([.A20]*([.A20]-1))/2))/100" office:value-type="float" office:value="16191" calcext:value-type="float">
            <text:p>16191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460.737457" calcext:value-type="float">
            <text:p>1460,74</text:p>
          </table:table-cell>
          <table:table-cell office:value-type="float" office:value="3358.545809" calcext:value-type="float">
            <text:p>3358,55</text:p>
          </table:table-cell>
          <table:table-cell office:value-type="float" office:value="7061.112106" calcext:value-type="float">
            <text:p>7061,11</text:p>
          </table:table-cell>
          <table:table-cell table:style-name="ce2" table:formula="of:=((([.A21]*([.A21]-1))/2))/100" office:value-type="float" office:value="18040.5" calcext:value-type="float">
            <text:p>18040,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131.149513" calcext:value-type="float">
            <text:p>3131,15</text:p>
          </table:table-cell>
          <table:table-cell office:value-type="float" office:value="3701.588417" calcext:value-type="float">
            <text:p>3701,59</text:p>
          </table:table-cell>
          <table:table-cell office:value-type="float" office:value="4932.055468" calcext:value-type="float">
            <text:p>4932,06</text:p>
          </table:table-cell>
          <table:table-cell table:style-name="ce2" table:formula="of:=((([.A22]*([.A22]-1))/2))/100" office:value-type="float" office:value="19990" calcext:value-type="float">
            <text:p>1999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3332.614772" calcext:value-type="float">
            <text:p>3332,61</text:p>
          </table:table-cell>
          <table:table-cell office:value-type="float" office:value="4229.67432" calcext:value-type="float">
            <text:p>4229,67</text:p>
          </table:table-cell>
          <table:table-cell office:value-type="float" office:value="5231.011822" calcext:value-type="float">
            <text:p>5231,01</text:p>
          </table:table-cell>
          <table:table-cell table:style-name="ce2" table:formula="of:=((([.A23]*([.A23]-1))/2))/100" office:value-type="float" office:value="22039.5" calcext:value-type="float">
            <text:p>22039,5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2238.804064" calcext:value-type="float">
            <text:p>2238,8</text:p>
          </table:table-cell>
          <table:table-cell office:value-type="float" office:value="7203.845914" calcext:value-type="float">
            <text:p>7203,85</text:p>
          </table:table-cell>
          <table:table-cell office:value-type="float" office:value="7050.166182" calcext:value-type="float">
            <text:p>7050,17</text:p>
          </table:table-cell>
          <table:table-cell table:style-name="ce2" table:formula="of:=((([.A24]*([.A24]-1))/2))/100" office:value-type="float" office:value="24189" calcext:value-type="float">
            <text:p>24189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4377.281923" calcext:value-type="float">
            <text:p>4377,28</text:p>
          </table:table-cell>
          <table:table-cell office:value-type="float" office:value="5260.170845" calcext:value-type="float">
            <text:p>5260,17</text:p>
          </table:table-cell>
          <table:table-cell office:value-type="float" office:value="12777.679069" calcext:value-type="float">
            <text:p>12777,68</text:p>
          </table:table-cell>
          <table:table-cell table:style-name="ce2" table:formula="of:=((([.A25]*([.A25]-1))/2))/100" office:value-type="float" office:value="26438.5" calcext:value-type="float">
            <text:p>26438,5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2888.182278" calcext:value-type="float">
            <text:p>2888,18</text:p>
          </table:table-cell>
          <table:table-cell office:value-type="float" office:value="5068.483146" calcext:value-type="float">
            <text:p>5068,48</text:p>
          </table:table-cell>
          <table:table-cell office:value-type="float" office:value="9658.163525" calcext:value-type="float">
            <text:p>9658,16</text:p>
          </table:table-cell>
          <table:table-cell table:style-name="ce2" table:formula="of:=((([.A26]*([.A26]-1))/2))/100" office:value-type="float" office:value="28788" calcext:value-type="float">
            <text:p>28788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3208.791963" calcext:value-type="float">
            <text:p>3208,79</text:p>
          </table:table-cell>
          <table:table-cell office:value-type="float" office:value="6208.965206" calcext:value-type="float">
            <text:p>6208,97</text:p>
          </table:table-cell>
          <table:table-cell office:value-type="float" office:value="15995.028499" calcext:value-type="float">
            <text:p>15995,03</text:p>
          </table:table-cell>
          <table:table-cell table:style-name="ce2" table:formula="of:=((([.A27]*([.A27]-1))/2))/100" office:value-type="float" office:value="31237.5" calcext:value-type="float">
            <text:p>31237,5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897.595288" calcext:value-type="float">
            <text:p>5897,6</text:p>
          </table:table-cell>
          <table:table-cell office:value-type="float" office:value="7070.141271" calcext:value-type="float">
            <text:p>7070,14</text:p>
          </table:table-cell>
          <table:table-cell office:value-type="float" office:value="11201.72307" calcext:value-type="float">
            <text:p>11201,72</text:p>
          </table:table-cell>
          <table:table-cell table:style-name="ce2" table:formula="of:=((([.A28]*([.A28]-1))/2))/100" office:value-type="float" office:value="33787" calcext:value-type="float">
            <text:p>33787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7078.037377" calcext:value-type="float">
            <text:p>7078,04</text:p>
          </table:table-cell>
          <table:table-cell office:value-type="float" office:value="7820.281672" calcext:value-type="float">
            <text:p>7820,28</text:p>
          </table:table-cell>
          <table:table-cell office:value-type="float" office:value="20801.215903" calcext:value-type="float">
            <text:p>20801,22</text:p>
          </table:table-cell>
          <table:table-cell table:style-name="ce2" table:formula="of:=((([.A29]*([.A29]-1))/2))/100" office:value-type="float" office:value="36436.5" calcext:value-type="float">
            <text:p>36436,5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7911.175162" calcext:value-type="float">
            <text:p>7911,18</text:p>
          </table:table-cell>
          <table:table-cell office:value-type="float" office:value="9872.897478" calcext:value-type="float">
            <text:p>9872,9</text:p>
          </table:table-cell>
          <table:table-cell office:value-type="float" office:value="22948.627686" calcext:value-type="float">
            <text:p>22948,63</text:p>
          </table:table-cell>
          <table:table-cell table:style-name="ce2" table:formula="of:=((([.A30]*([.A30]-1))/2))/100" office:value-type="float" office:value="39186" calcext:value-type="float">
            <text:p>39186</text:p>
          </table:table-cell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114.587969" calcext:value-type="float">
            <text:p>5114,59</text:p>
          </table:table-cell>
          <table:table-cell office:value-type="float" office:value="10657.868355" calcext:value-type="float">
            <text:p>10657,87</text:p>
          </table:table-cell>
          <table:table-cell office:value-type="float" office:value="15711.735453" calcext:value-type="float">
            <text:p>15711,74</text:p>
          </table:table-cell>
          <table:table-cell table:style-name="ce2" table:formula="of:=((([.A31]*([.A31]-1))/2))/100" office:value-type="float" office:value="42035.5" calcext:value-type="float">
            <text:p>42035,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6276.301334" calcext:value-type="float">
            <text:p>6276,3</text:p>
          </table:table-cell>
          <table:table-cell office:value-type="float" office:value="10703.814714" calcext:value-type="float">
            <text:p>10703,81</text:p>
          </table:table-cell>
          <table:table-cell office:value-type="float" office:value="18292.959353" calcext:value-type="float">
            <text:p>18292,96</text:p>
          </table:table-cell>
          <table:table-cell table:style-name="ce2" table:formula="of:=((([.A32]*([.A32]-1))/2))/100" office:value-type="float" office:value="44985" calcext:value-type="float">
            <text:p>44985</text:p>
          </table:table-cell>
        </table:table-row>
        <table:table-row table:style-name="ro1">
          <table:table-cell office:value-type="string" calcext:value-type="string">
            <text:p>wsze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O(V*E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5062" calcext:value-type="float">
            <text:p>9,51</text:p>
          </table:table-cell>
          <table:table-cell office:value-type="float" office:value="5.650105" calcext:value-type="float">
            <text:p>5,65</text:p>
          </table:table-cell>
          <table:table-cell office:value-type="float" office:value="10.933608" calcext:value-type="float">
            <text:p>10,93</text:p>
          </table:table-cell>
          <table:table-cell table:formula="of:=(([.A3]*([.A3]-1))/2)/100"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.771308" calcext:value-type="float">
            <text:p>76,77</text:p>
          </table:table-cell>
          <table:table-cell office:value-type="float" office:value="59.256926" calcext:value-type="float">
            <text:p>59,26</text:p>
          </table:table-cell>
          <table:table-cell office:value-type="float" office:value="73.870513" calcext:value-type="float">
            <text:p>73,87</text:p>
          </table:table-cell>
          <table:table-cell table:formula="of:=(([.A4]*([.A4]-1))/2)/1000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.81963" calcext:value-type="float">
            <text:p>39,82</text:p>
          </table:table-cell>
          <table:table-cell office:value-type="float" office:value="105.000074" calcext:value-type="float">
            <text:p>105</text:p>
          </table:table-cell>
          <table:table-cell office:value-type="float" office:value="14.669417" calcext:value-type="float">
            <text:p>14,67</text:p>
          </table:table-cell>
          <table:table-cell table:formula="of:=(([.A5]*([.A5]-1))/2)/1000" office:value-type="float" office:value="44.85" calcext:value-type="float">
            <text:p>44,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.594262" calcext:value-type="float">
            <text:p>22,59</text:p>
          </table:table-cell>
          <table:table-cell office:value-type="float" office:value="21.227612" calcext:value-type="float">
            <text:p>21,23</text:p>
          </table:table-cell>
          <table:table-cell office:value-type="float" office:value="27.060812" calcext:value-type="float">
            <text:p>27,06</text:p>
          </table:table-cell>
          <table:table-cell table:formula="of:=(([.A6]*([.A6]-1))/2)/1000"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.655067" calcext:value-type="float">
            <text:p>23,66</text:p>
          </table:table-cell>
          <table:table-cell office:value-type="float" office:value="21.929205" calcext:value-type="float">
            <text:p>21,93</text:p>
          </table:table-cell>
          <table:table-cell office:value-type="float" office:value="38.161916" calcext:value-type="float">
            <text:p>38,16</text:p>
          </table:table-cell>
          <table:table-cell table:formula="of:=(([.A7]*([.A7]-1))/2)/1000" office:value-type="float" office:value="124.75" calcext:value-type="float">
            <text:p>124,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.549359" calcext:value-type="float">
            <text:p>36,55</text:p>
          </table:table-cell>
          <table:table-cell office:value-type="float" office:value="90.774438" calcext:value-type="float">
            <text:p>90,77</text:p>
          </table:table-cell>
          <table:table-cell office:value-type="float" office:value="71.342478" calcext:value-type="float">
            <text:p>71,34</text:p>
          </table:table-cell>
          <table:table-cell table:formula="of:=(([.A8]*([.A8]-1))/2)/1000" office:value-type="float" office:value="179.7" calcext:value-type="float">
            <text:p>179,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.350158" calcext:value-type="float">
            <text:p>34,35</text:p>
          </table:table-cell>
          <table:table-cell office:value-type="float" office:value="61.215559" calcext:value-type="float">
            <text:p>61,22</text:p>
          </table:table-cell>
          <table:table-cell office:value-type="float" office:value="81.107721" calcext:value-type="float">
            <text:p>81,11</text:p>
          </table:table-cell>
          <table:table-cell table:formula="of:=(([.A9]*([.A9]-1))/2)/1000" office:value-type="float" office:value="244.65" calcext:value-type="float">
            <text:p>244,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.190861" calcext:value-type="float">
            <text:p>51,19</text:p>
          </table:table-cell>
          <table:table-cell office:value-type="float" office:value="107.312992" calcext:value-type="float">
            <text:p>107,31</text:p>
          </table:table-cell>
          <table:table-cell office:value-type="float" office:value="136.899376" calcext:value-type="float">
            <text:p>136,9</text:p>
          </table:table-cell>
          <table:table-cell table:formula="of:=(([.A10]*([.A10]-1))/2)/1000" office:value-type="float" office:value="319.6" calcext:value-type="float">
            <text:p>319,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7.587783" calcext:value-type="float">
            <text:p>67,59</text:p>
          </table:table-cell>
          <table:table-cell office:value-type="float" office:value="117.233825" calcext:value-type="float">
            <text:p>117,23</text:p>
          </table:table-cell>
          <table:table-cell office:value-type="float" office:value="183.739866" calcext:value-type="float">
            <text:p>183,74</text:p>
          </table:table-cell>
          <table:table-cell table:formula="of:=(([.A11]*([.A11]-1))/2)/1000" office:value-type="float" office:value="404.55" calcext:value-type="float">
            <text:p>404,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2.517953" calcext:value-type="float">
            <text:p>92,52</text:p>
          </table:table-cell>
          <table:table-cell office:value-type="float" office:value="159.785523" calcext:value-type="float">
            <text:p>159,79</text:p>
          </table:table-cell>
          <table:table-cell office:value-type="float" office:value="269.553477" calcext:value-type="float">
            <text:p>269,55</text:p>
          </table:table-cell>
          <table:table-cell table:formula="of:=(([.A12]*([.A12]-1))/2)/1000" office:value-type="float" office:value="499.5" calcext:value-type="float">
            <text:p>499,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.408312" calcext:value-type="float">
            <text:p>100,41</text:p>
          </table:table-cell>
          <table:table-cell office:value-type="float" office:value="224.280795" calcext:value-type="float">
            <text:p>224,28</text:p>
          </table:table-cell>
          <table:table-cell office:value-type="float" office:value="355.709056" calcext:value-type="float">
            <text:p>355,71</text:p>
          </table:table-cell>
          <table:table-cell table:formula="of:=(([.A13]*([.A13]-1))/2)/1000" office:value-type="float" office:value="604.45" calcext:value-type="float">
            <text:p>604,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.64141" calcext:value-type="float">
            <text:p>150,64</text:p>
          </table:table-cell>
          <table:table-cell office:value-type="float" office:value="283.00075" calcext:value-type="float">
            <text:p>283</text:p>
          </table:table-cell>
          <table:table-cell office:value-type="float" office:value="365.788355" calcext:value-type="float">
            <text:p>365,79</text:p>
          </table:table-cell>
          <table:table-cell table:formula="of:=(([.A14]*([.A14]-1))/2)/1000" office:value-type="float" office:value="719.4" calcext:value-type="float">
            <text:p>719,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15.901086" calcext:value-type="float">
            <text:p>215,9</text:p>
          </table:table-cell>
          <table:table-cell office:value-type="float" office:value="417.170112" calcext:value-type="float">
            <text:p>417,17</text:p>
          </table:table-cell>
          <table:table-cell office:value-type="float" office:value="515.911267" calcext:value-type="float">
            <text:p>515,91</text:p>
          </table:table-cell>
          <table:table-cell table:formula="of:=(([.A15]*([.A15]-1))/2)/1000" office:value-type="float" office:value="844.35" calcext:value-type="float">
            <text:p>844,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7.410451" calcext:value-type="float">
            <text:p>257,41</text:p>
          </table:table-cell>
          <table:table-cell office:value-type="float" office:value="472.479806" calcext:value-type="float">
            <text:p>472,48</text:p>
          </table:table-cell>
          <table:table-cell office:value-type="float" office:value="609.053223" calcext:value-type="float">
            <text:p>609,05</text:p>
          </table:table-cell>
          <table:table-cell table:formula="of:=(([.A16]*([.A16]-1))/2)/1000" office:value-type="float" office:value="979.3" calcext:value-type="float">
            <text:p>979,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67.22619" calcext:value-type="float">
            <text:p>267,23</text:p>
          </table:table-cell>
          <table:table-cell office:value-type="float" office:value="525.887111" calcext:value-type="float">
            <text:p>525,89</text:p>
          </table:table-cell>
          <table:table-cell office:value-type="float" office:value="945.290909" calcext:value-type="float">
            <text:p>945,29</text:p>
          </table:table-cell>
          <table:table-cell table:formula="of:=(([.A17]*([.A17]-1))/2)/1000" office:value-type="float" office:value="1124.25" calcext:value-type="float">
            <text:p>1124,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92.400213" calcext:value-type="float">
            <text:p>292,4</text:p>
          </table:table-cell>
          <table:table-cell office:value-type="float" office:value="628.505298" calcext:value-type="float">
            <text:p>628,51</text:p>
          </table:table-cell>
          <table:table-cell office:value-type="float" office:value="1039.918978" calcext:value-type="float">
            <text:p>1039,92</text:p>
          </table:table-cell>
          <table:table-cell table:formula="of:=(([.A18]*([.A18]-1))/2)/1000" office:value-type="float" office:value="1279.2" calcext:value-type="float">
            <text:p>1279,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8.505906" calcext:value-type="float">
            <text:p>408,51</text:p>
          </table:table-cell>
          <table:table-cell office:value-type="float" office:value="770.175427" calcext:value-type="float">
            <text:p>770,18</text:p>
          </table:table-cell>
          <table:table-cell office:value-type="float" office:value="1232.856737" calcext:value-type="float">
            <text:p>1232,86</text:p>
          </table:table-cell>
          <table:table-cell table:formula="of:=(([.A19]*([.A19]-1))/2)/1000" office:value-type="float" office:value="1444.15" calcext:value-type="float">
            <text:p>1444,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2.694234" calcext:value-type="float">
            <text:p>492,69</text:p>
          </table:table-cell>
          <table:table-cell office:value-type="float" office:value="973.209726" calcext:value-type="float">
            <text:p>973,21</text:p>
          </table:table-cell>
          <table:table-cell office:value-type="float" office:value="1266.771324" calcext:value-type="float">
            <text:p>1266,77</text:p>
          </table:table-cell>
          <table:table-cell table:formula="of:=(([.A20]*([.A20]-1))/2)/1000" office:value-type="float" office:value="1619.1" calcext:value-type="float">
            <text:p>1619,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31.792811" calcext:value-type="float">
            <text:p>631,79</text:p>
          </table:table-cell>
          <table:table-cell office:value-type="float" office:value="958.628162" calcext:value-type="float">
            <text:p>958,63</text:p>
          </table:table-cell>
          <table:table-cell office:value-type="float" office:value="1447.257341" calcext:value-type="float">
            <text:p>1447,26</text:p>
          </table:table-cell>
          <table:table-cell table:formula="of:=(([.A21]*([.A21]-1))/2)/1000" office:value-type="float" office:value="1804.05" calcext:value-type="float">
            <text:p>1804,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92.053727" calcext:value-type="float">
            <text:p>792,05</text:p>
          </table:table-cell>
          <table:table-cell office:value-type="float" office:value="1261.892602" calcext:value-type="float">
            <text:p>1261,89</text:p>
          </table:table-cell>
          <table:table-cell office:value-type="float" office:value="1630.076391" calcext:value-type="float">
            <text:p>1630,08</text:p>
          </table:table-cell>
          <table:table-cell table:formula="of:=(([.A22]*([.A22]-1))/2)/1000"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26.076119" calcext:value-type="float">
            <text:p>926,08</text:p>
          </table:table-cell>
          <table:table-cell office:value-type="float" office:value="1708.892542" calcext:value-type="float">
            <text:p>1708,89</text:p>
          </table:table-cell>
          <table:table-cell office:value-type="float" office:value="1952.507181" calcext:value-type="float">
            <text:p>1952,51</text:p>
          </table:table-cell>
          <table:table-cell table:formula="of:=(([.A23]*([.A23]-1))/2)/1000" office:value-type="float" office:value="2203.95" calcext:value-type="float">
            <text:p>2203,9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45.082525" calcext:value-type="float">
            <text:p>845,08</text:p>
          </table:table-cell>
          <table:table-cell office:value-type="float" office:value="1455.075857" calcext:value-type="float">
            <text:p>1455,08</text:p>
          </table:table-cell>
          <table:table-cell office:value-type="float" office:value="2379.795179" calcext:value-type="float">
            <text:p>2379,8</text:p>
          </table:table-cell>
          <table:table-cell table:formula="of:=(([.A24]*([.A24]-1))/2)/1000" office:value-type="float" office:value="2418.9" calcext:value-type="float">
            <text:p>2418,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84.56002" calcext:value-type="float">
            <text:p>984,56</text:p>
          </table:table-cell>
          <table:table-cell office:value-type="float" office:value="1919.58443" calcext:value-type="float">
            <text:p>1919,58</text:p>
          </table:table-cell>
          <table:table-cell office:value-type="float" office:value="2478.68084" calcext:value-type="float">
            <text:p>2478,68</text:p>
          </table:table-cell>
          <table:table-cell table:formula="of:=(([.A25]*([.A25]-1))/2)/1000" office:value-type="float" office:value="2643.85" calcext:value-type="float">
            <text:p>2643,8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39.830715" calcext:value-type="float">
            <text:p>1039,83</text:p>
          </table:table-cell>
          <table:table-cell office:value-type="float" office:value="1937.976521" calcext:value-type="float">
            <text:p>1937,98</text:p>
          </table:table-cell>
          <table:table-cell office:value-type="float" office:value="2883.577789" calcext:value-type="float">
            <text:p>2883,58</text:p>
          </table:table-cell>
          <table:table-cell table:formula="of:=(([.A26]*([.A26]-1))/2)/1000" office:value-type="float" office:value="2878.8" calcext:value-type="float">
            <text:p>2878,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16.322041" calcext:value-type="float">
            <text:p>1116,32</text:p>
          </table:table-cell>
          <table:table-cell office:value-type="float" office:value="2330.19019" calcext:value-type="float">
            <text:p>2330,19</text:p>
          </table:table-cell>
          <table:table-cell office:value-type="float" office:value="3484.609283" calcext:value-type="float">
            <text:p>3484,61</text:p>
          </table:table-cell>
          <table:table-cell table:formula="of:=(([.A27]*([.A27]-1))/2)/1000" office:value-type="float" office:value="3123.75" calcext:value-type="float">
            <text:p>3123,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60.247615" calcext:value-type="float">
            <text:p>1260,25</text:p>
          </table:table-cell>
          <table:table-cell office:value-type="float" office:value="2493.085877" calcext:value-type="float">
            <text:p>2493,09</text:p>
          </table:table-cell>
          <table:table-cell office:value-type="float" office:value="3549.524115" calcext:value-type="float">
            <text:p>3549,52</text:p>
          </table:table-cell>
          <table:table-cell table:formula="of:=(([.A28]*([.A28]-1))/2)/1000" office:value-type="float" office:value="3378.7" calcext:value-type="float">
            <text:p>3378,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87.547848" calcext:value-type="float">
            <text:p>1487,55</text:p>
          </table:table-cell>
          <table:table-cell office:value-type="float" office:value="2706.698266" calcext:value-type="float">
            <text:p>2706,7</text:p>
          </table:table-cell>
          <table:table-cell office:value-type="float" office:value="4041.807409" calcext:value-type="float">
            <text:p>4041,81</text:p>
          </table:table-cell>
          <table:table-cell table:formula="of:=(([.A29]*([.A29]-1))/2)/1000" office:value-type="float" office:value="3643.65" calcext:value-type="float">
            <text:p>3643,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14.228592" calcext:value-type="float">
            <text:p>1714,23</text:p>
          </table:table-cell>
          <table:table-cell office:value-type="float" office:value="3124.765383" calcext:value-type="float">
            <text:p>3124,77</text:p>
          </table:table-cell>
          <table:table-cell office:value-type="float" office:value="4869.503638" calcext:value-type="float">
            <text:p>4869,5</text:p>
          </table:table-cell>
          <table:table-cell table:formula="of:=(([.A30]*([.A30]-1))/2)/1000" office:value-type="float" office:value="3918.6" calcext:value-type="float">
            <text:p>3918,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17.394014" calcext:value-type="float">
            <text:p>1817,39</text:p>
          </table:table-cell>
          <table:table-cell office:value-type="float" office:value="3098.151636" calcext:value-type="float">
            <text:p>3098,15</text:p>
          </table:table-cell>
          <table:table-cell office:value-type="float" office:value="5087.612136" calcext:value-type="float">
            <text:p>5087,61</text:p>
          </table:table-cell>
          <table:table-cell table:formula="of:=(([.A31]*([.A31]-1))/2)/1000" office:value-type="float" office:value="4203.55" calcext:value-type="float">
            <text:p>4203,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62.155669" calcext:value-type="float">
            <text:p>2062,16</text:p>
          </table:table-cell>
          <table:table-cell office:value-type="float" office:value="4098.140963" calcext:value-type="float">
            <text:p>4098,14</text:p>
          </table:table-cell>
          <table:table-cell office:value-type="float" office:value="5893.460034" calcext:value-type="float">
            <text:p>5893,46</text:p>
          </table:table-cell>
          <table:table-cell table:formula="of:=(([.A32]*([.A32]-1))/2)/1000" office:value-type="float" office:value="4498.5" calcext:value-type="float">
            <text:p>4498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 style:data-style-name="N2" text:time-value="12:26:20.6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S</meta:editing-duration>
    <meta:editing-cycles>6</meta:editing-cycles>
    <meta:generator>LibreOffice/5.3.1.2$Windows_x86 LibreOffice_project/e80a0e0fd1875e1696614d24c32df0f95f03deb2</meta:generator>
    <dc:date>2017-06-20T12:36:04.650000000</dc:date>
    <meta:document-statistic meta:table-count="3" meta:cell-count="31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28cm" svg:height="13.684cm" xlink:href=".." xlink:type="simple" chart:class="chart:scatter" chart:style-name="ch1">
        <chart:legend chart:legend-position="end" svg:x="22.508cm" svg:y="5.902cm" style:legend-expansion="high" chart:style-name="ch2"/>
        <chart:plot-area chart:style-name="ch3" table:cell-range-address="Sheet1.A3:Sheet1.E32" chart:data-source-has-labels="row" svg:x="0.486cm" svg:y="0.273cm" svg:width="21.536cm" svg:height="13.138cm">
          <chartooo:coordinate-region svg:x="1.663cm" svg:y="0.446cm" svg:width="19.987cm" svg:height="12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2" loext:label-string="'25'" chart:class="chart:scatter">
            <chart:domain table:cell-range-address="Sheet1.A3:Sheet1.A32"/>
            <chart:data-point chart:repeated="30"/>
          </chart:series>
          <chart:series chart:style-name="ch7" chart:values-cell-range-address="Sheet1.C3:Sheet1.C32" loext:label-string="'50'" chart:class="chart:scatter">
            <chart:data-point chart:repeated="30"/>
          </chart:series>
          <chart:series chart:style-name="ch8" chart:values-cell-range-address="Sheet1.D3:Sheet1.D32" loext:label-string="'75'" chart:class="chart:scatter">
            <chart:data-point chart:repeated="30"/>
          </chart:series>
          <chart:series chart:style-name="ch9" chart:values-cell-range-address="Sheet1.E3:Sheet1.E32" loext:label-string="o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'25'</text:p>
              </table:table-cell>
              <table:table-cell office:value-type="string">
                <text:p>'50'</text:p>
              </table:table-cell>
              <table:table-cell office:value-type="string">
                <text:p>'75'</text:p>
              </table:table-cell>
              <table:table-cell office:value-type="string">
                <text:p>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32</svg:desc>
                </draw:g>
              </table:table-cell>
              <table:table-cell office:value-type="float" office:value="9.377705">
                <text:p>9.377705</text:p>
                <draw:g>
                  <svg:desc>Sheet1.B3:Sheet1.B32</svg:desc>
                </draw:g>
              </table:table-cell>
              <table:table-cell office:value-type="float" office:value="38.236221">
                <text:p>38.236221</text:p>
                <draw:g>
                  <svg:desc>Sheet1.C3:Sheet1.C32</svg:desc>
                </draw:g>
              </table:table-cell>
              <table:table-cell office:value-type="float" office:value="9.907697">
                <text:p>9.907697</text:p>
                <draw:g>
                  <svg:desc>Sheet1.D3:Sheet1.D32</svg:desc>
                </draw:g>
              </table:table-cell>
              <table:table-cell office:value-type="float" office:value="49.5">
                <text:p>49.5</text:p>
                <draw:g>
                  <svg:desc>Sheet1.E3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8.310461">
                <text:p>28.310461</text:p>
              </table:table-cell>
              <table:table-cell office:value-type="float" office:value="44.28577">
                <text:p>44.28577</text:p>
              </table:table-cell>
              <table:table-cell office:value-type="float" office:value="102.53526">
                <text:p>102.535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68285">
                <text:p>11.568285</text:p>
              </table:table-cell>
              <table:table-cell office:value-type="float" office:value="58.977767">
                <text:p>58.977767</text:p>
              </table:table-cell>
              <table:table-cell office:value-type="float" office:value="30.327389">
                <text:p>30.327389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1.631572">
                <text:p>21.631572</text:p>
              </table:table-cell>
              <table:table-cell office:value-type="float" office:value="63.028864">
                <text:p>63.028864</text:p>
              </table:table-cell>
              <table:table-cell office:value-type="float" office:value="101.924805">
                <text:p>101.92480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1.871518">
                <text:p>51.871518</text:p>
              </table:table-cell>
              <table:table-cell office:value-type="float" office:value="50.818922">
                <text:p>50.818922</text:p>
              </table:table-cell>
              <table:table-cell office:value-type="float" office:value="85.000764">
                <text:p>85.000764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4.907508">
                <text:p>74.907508</text:p>
              </table:table-cell>
              <table:table-cell office:value-type="float" office:value="145.874763">
                <text:p>145.874763</text:p>
              </table:table-cell>
              <table:table-cell office:value-type="float" office:value="178.659575">
                <text:p>178.65957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1.991868">
                <text:p>61.991868</text:p>
              </table:table-cell>
              <table:table-cell office:value-type="float" office:value="126.226454">
                <text:p>126.226454</text:p>
              </table:table-cell>
              <table:table-cell office:value-type="float" office:value="379.801337">
                <text:p>379.801337</text:p>
              </table:table-cell>
              <table:table-cell office:value-type="float" office:value="2446.5">
                <text:p>244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0.054502">
                <text:p>110.054502</text:p>
              </table:table-cell>
              <table:table-cell office:value-type="float" office:value="192.343724">
                <text:p>192.343724</text:p>
              </table:table-cell>
              <table:table-cell office:value-type="float" office:value="306.203004">
                <text:p>306.203004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65.988857">
                <text:p>265.988857</text:p>
              </table:table-cell>
              <table:table-cell office:value-type="float" office:value="368.221147">
                <text:p>368.221147</text:p>
              </table:table-cell>
              <table:table-cell office:value-type="float" office:value="792.583719">
                <text:p>792.583719</text:p>
              </table:table-cell>
              <table:table-cell office:value-type="float" office:value="4045.5">
                <text:p>404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12.319634">
                <text:p>212.319634</text:p>
              </table:table-cell>
              <table:table-cell office:value-type="float" office:value="458.264023">
                <text:p>458.264023</text:p>
              </table:table-cell>
              <table:table-cell office:value-type="float" office:value="668.301529">
                <text:p>668.301529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56.630447">
                <text:p>256.630447</text:p>
              </table:table-cell>
              <table:table-cell office:value-type="float" office:value="479.147611">
                <text:p>479.147611</text:p>
              </table:table-cell>
              <table:table-cell office:value-type="float" office:value="815.106959">
                <text:p>815.106959</text:p>
              </table:table-cell>
              <table:table-cell office:value-type="float" office:value="6044.5">
                <text:p>604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70.036094">
                <text:p>370.036094</text:p>
              </table:table-cell>
              <table:table-cell office:value-type="float" office:value="771.727636">
                <text:p>771.727636</text:p>
              </table:table-cell>
              <table:table-cell office:value-type="float" office:value="1867.535154">
                <text:p>1867.535154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508.211393">
                <text:p>508.211393</text:p>
              </table:table-cell>
              <table:table-cell office:value-type="float" office:value="1738.154197">
                <text:p>1738.154197</text:p>
              </table:table-cell>
              <table:table-cell office:value-type="float" office:value="1308.506891">
                <text:p>1308.506891</text:p>
              </table:table-cell>
              <table:table-cell office:value-type="float" office:value="8443.5">
                <text:p>844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17.258868">
                <text:p>617.258868</text:p>
              </table:table-cell>
              <table:table-cell office:value-type="float" office:value="1101.817656">
                <text:p>1101.817656</text:p>
              </table:table-cell>
              <table:table-cell office:value-type="float" office:value="1835.928558">
                <text:p>1835.928558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35.826501">
                <text:p>735.826501</text:p>
              </table:table-cell>
              <table:table-cell office:value-type="float" office:value="1289.962494">
                <text:p>1289.962494</text:p>
              </table:table-cell>
              <table:table-cell office:value-type="float" office:value="3532.740886">
                <text:p>3532.740886</text:p>
              </table:table-cell>
              <table:table-cell office:value-type="float" office:value="11242.5">
                <text:p>1124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12.392791">
                <text:p>912.392791</text:p>
              </table:table-cell>
              <table:table-cell office:value-type="float" office:value="2051.403926">
                <text:p>2051.403926</text:p>
              </table:table-cell>
              <table:table-cell office:value-type="float" office:value="4536.259937">
                <text:p>4536.259937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928.460469">
                <text:p>928.460469</text:p>
              </table:table-cell>
              <table:table-cell office:value-type="float" office:value="1786.741487">
                <text:p>1786.741487</text:p>
              </table:table-cell>
              <table:table-cell office:value-type="float" office:value="2663.416648">
                <text:p>2663.416648</text:p>
              </table:table-cell>
              <table:table-cell office:value-type="float" office:value="14441.5">
                <text:p>1444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255.519146">
                <text:p>1255.519146</text:p>
              </table:table-cell>
              <table:table-cell office:value-type="float" office:value="4171.601767">
                <text:p>4171.601767</text:p>
              </table:table-cell>
              <table:table-cell office:value-type="float" office:value="3220.455489">
                <text:p>3220.455489</text:p>
              </table:table-cell>
              <table:table-cell office:value-type="float" office:value="16191">
                <text:p>16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460.737457">
                <text:p>1460.737457</text:p>
              </table:table-cell>
              <table:table-cell office:value-type="float" office:value="3358.545809">
                <text:p>3358.545809</text:p>
              </table:table-cell>
              <table:table-cell office:value-type="float" office:value="7061.112106">
                <text:p>7061.112106</text:p>
              </table:table-cell>
              <table:table-cell office:value-type="float" office:value="18040.5">
                <text:p>1804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3131.149513">
                <text:p>3131.149513</text:p>
              </table:table-cell>
              <table:table-cell office:value-type="float" office:value="3701.588417">
                <text:p>3701.588417</text:p>
              </table:table-cell>
              <table:table-cell office:value-type="float" office:value="4932.055468">
                <text:p>4932.055468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3332.614772">
                <text:p>3332.614772</text:p>
              </table:table-cell>
              <table:table-cell office:value-type="float" office:value="4229.67432">
                <text:p>4229.67432</text:p>
              </table:table-cell>
              <table:table-cell office:value-type="float" office:value="5231.011822">
                <text:p>5231.011822</text:p>
              </table:table-cell>
              <table:table-cell office:value-type="float" office:value="22039.5">
                <text:p>2203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238.804064">
                <text:p>2238.804064</text:p>
              </table:table-cell>
              <table:table-cell office:value-type="float" office:value="7203.845914">
                <text:p>7203.845914</text:p>
              </table:table-cell>
              <table:table-cell office:value-type="float" office:value="7050.166182">
                <text:p>7050.166182</text:p>
              </table:table-cell>
              <table:table-cell office:value-type="float" office:value="24189">
                <text:p>24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4377.281923">
                <text:p>4377.281923</text:p>
              </table:table-cell>
              <table:table-cell office:value-type="float" office:value="5260.170845">
                <text:p>5260.170845</text:p>
              </table:table-cell>
              <table:table-cell office:value-type="float" office:value="12777.679069">
                <text:p>12777.679069</text:p>
              </table:table-cell>
              <table:table-cell office:value-type="float" office:value="26438.5">
                <text:p>2643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8.182278">
                <text:p>2888.182278</text:p>
              </table:table-cell>
              <table:table-cell office:value-type="float" office:value="5068.483146">
                <text:p>5068.483146</text:p>
              </table:table-cell>
              <table:table-cell office:value-type="float" office:value="9658.163525">
                <text:p>9658.163525</text:p>
              </table:table-cell>
              <table:table-cell office:value-type="float" office:value="28788">
                <text:p>28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208.791963">
                <text:p>3208.791963</text:p>
              </table:table-cell>
              <table:table-cell office:value-type="float" office:value="6208.965206">
                <text:p>6208.965206</text:p>
              </table:table-cell>
              <table:table-cell office:value-type="float" office:value="15995.028499">
                <text:p>15995.028499</text:p>
              </table:table-cell>
              <table:table-cell office:value-type="float" office:value="31237.5">
                <text:p>3123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5897.595288">
                <text:p>5897.595288</text:p>
              </table:table-cell>
              <table:table-cell office:value-type="float" office:value="7070.141271">
                <text:p>7070.141271</text:p>
              </table:table-cell>
              <table:table-cell office:value-type="float" office:value="11201.72307">
                <text:p>11201.72307</text:p>
              </table:table-cell>
              <table:table-cell office:value-type="float" office:value="33787">
                <text:p>33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7078.037377">
                <text:p>7078.037377</text:p>
              </table:table-cell>
              <table:table-cell office:value-type="float" office:value="7820.281672">
                <text:p>7820.281672</text:p>
              </table:table-cell>
              <table:table-cell office:value-type="float" office:value="20801.215903">
                <text:p>20801.215903</text:p>
              </table:table-cell>
              <table:table-cell office:value-type="float" office:value="36436.5">
                <text:p>3643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7911.175162">
                <text:p>7911.175162</text:p>
              </table:table-cell>
              <table:table-cell office:value-type="float" office:value="9872.897478">
                <text:p>9872.897478</text:p>
              </table:table-cell>
              <table:table-cell office:value-type="float" office:value="22948.627686">
                <text:p>22948.627686</text:p>
              </table:table-cell>
              <table:table-cell office:value-type="float" office:value="39186">
                <text:p>39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114.587969">
                <text:p>5114.587969</text:p>
              </table:table-cell>
              <table:table-cell office:value-type="float" office:value="10657.868355">
                <text:p>10657.868355</text:p>
              </table:table-cell>
              <table:table-cell office:value-type="float" office:value="15711.735453">
                <text:p>15711.735453</text:p>
              </table:table-cell>
              <table:table-cell office:value-type="float" office:value="42035.5">
                <text:p>4203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6276.301334">
                <text:p>6276.301334</text:p>
              </table:table-cell>
              <table:table-cell office:value-type="float" office:value="10703.814714">
                <text:p>10703.814714</text:p>
              </table:table-cell>
              <table:table-cell office:value-type="float" office:value="18292.959353">
                <text:p>18292.959353</text:p>
              </table:table-cell>
              <table:table-cell office:value-type="float" office:value="44985">
                <text:p>44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Windows_x86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28cm" svg:height="13.684cm" xlink:href=".." xlink:type="simple" chart:class="chart:scatter" chart:style-name="ch1">
        <chart:legend chart:legend-position="end" svg:x="22.508cm" svg:y="5.902cm" style:legend-expansion="high" chart:style-name="ch2"/>
        <chart:plot-area chart:style-name="ch3" table:cell-range-address="Sheet1.A35:Sheet1.A64 Sheet1.B34:Sheet1.B64 Sheet1.C35:Sheet1.E64" chart:data-source-has-labels="row" svg:x="0.486cm" svg:y="0.273cm" svg:width="21.536cm" svg:height="13.138cm">
          <chartooo:coordinate-region svg:x="1.478cm" svg:y="0.446cm" svg:width="20.172cm" svg:height="12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64" loext:label-string="'25'" chart:class="chart:scatter">
            <chart:domain table:cell-range-address="Sheet1.A35:Sheet1.A64"/>
            <chart:data-point chart:repeated="31"/>
          </chart:series>
          <chart:series chart:style-name="ch7" chart:values-cell-range-address="Sheet1.C35:Sheet1.C64" loext:label-string="'50'" chart:class="chart:scatter">
            <chart:data-point chart:repeated="30"/>
          </chart:series>
          <chart:series chart:style-name="ch8" chart:values-cell-range-address="Sheet1.D35:Sheet1.D64" loext:label-string="'75'" chart:class="chart:scatter">
            <chart:data-point chart:repeated="30"/>
          </chart:series>
          <chart:series chart:style-name="ch9" chart:values-cell-range-address="Sheet1.E35:Sheet1.E64" loext:label-string="o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'25'</text:p>
              </table:table-cell>
              <table:table-cell office:value-type="string">
                <text:p>'50'</text:p>
              </table:table-cell>
              <table:table-cell office:value-type="string">
                <text:p>'75'</text:p>
              </table:table-cell>
              <table:table-cell office:value-type="string">
                <text:p>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5:Sheet1.A64</svg:desc>
                </draw:g>
              </table:table-cell>
              <table:table-cell office:value-type="float" office:value="NaN">
                <text:p>NaN</text:p>
                <draw:g>
                  <svg:desc>Sheet1.B34:Sheet1.B64</svg:desc>
                </draw:g>
              </table:table-cell>
              <table:table-cell office:value-type="float" office:value="5.650105">
                <text:p>5.650105</text:p>
                <draw:g>
                  <svg:desc>Sheet1.C35:Sheet1.C64</svg:desc>
                </draw:g>
              </table:table-cell>
              <table:table-cell office:value-type="float" office:value="10.933608">
                <text:p>10.933608</text:p>
                <draw:g>
                  <svg:desc>Sheet1.D35:Sheet1.D64</svg:desc>
                </draw:g>
              </table:table-cell>
              <table:table-cell office:value-type="float" office:value="49.5">
                <text:p>49.5</text:p>
                <draw:g>
                  <svg:desc>Sheet1.E35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.5062">
                <text:p>9.5062</text:p>
              </table:table-cell>
              <table:table-cell office:value-type="float" office:value="59.256926">
                <text:p>59.256926</text:p>
              </table:table-cell>
              <table:table-cell office:value-type="float" office:value="73.870513">
                <text:p>73.87051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6.771308">
                <text:p>76.771308</text:p>
              </table:table-cell>
              <table:table-cell office:value-type="float" office:value="105.000074">
                <text:p>105.000074</text:p>
              </table:table-cell>
              <table:table-cell office:value-type="float" office:value="14.669417">
                <text:p>14.669417</text:p>
              </table:table-cell>
              <table:table-cell office:value-type="float" office:value="44.85">
                <text:p>4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9.81963">
                <text:p>39.81963</text:p>
              </table:table-cell>
              <table:table-cell office:value-type="float" office:value="21.227612">
                <text:p>21.227612</text:p>
              </table:table-cell>
              <table:table-cell office:value-type="float" office:value="27.060812">
                <text:p>27.06081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2.594262">
                <text:p>22.594262</text:p>
              </table:table-cell>
              <table:table-cell office:value-type="float" office:value="21.929205">
                <text:p>21.929205</text:p>
              </table:table-cell>
              <table:table-cell office:value-type="float" office:value="38.161916">
                <text:p>38.161916</text:p>
              </table:table-cell>
              <table:table-cell office:value-type="float" office:value="124.75">
                <text:p>12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3.655067">
                <text:p>23.655067</text:p>
              </table:table-cell>
              <table:table-cell office:value-type="float" office:value="90.774438">
                <text:p>90.774438</text:p>
              </table:table-cell>
              <table:table-cell office:value-type="float" office:value="71.342478">
                <text:p>71.34247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6.549359">
                <text:p>36.549359</text:p>
              </table:table-cell>
              <table:table-cell office:value-type="float" office:value="61.215559">
                <text:p>61.215559</text:p>
              </table:table-cell>
              <table:table-cell office:value-type="float" office:value="81.107721">
                <text:p>81.107721</text:p>
              </table:table-cell>
              <table:table-cell office:value-type="float" office:value="244.65">
                <text:p>244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4.350158">
                <text:p>34.350158</text:p>
              </table:table-cell>
              <table:table-cell office:value-type="float" office:value="107.312992">
                <text:p>107.312992</text:p>
              </table:table-cell>
              <table:table-cell office:value-type="float" office:value="136.899376">
                <text:p>136.899376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1.190861">
                <text:p>51.190861</text:p>
              </table:table-cell>
              <table:table-cell office:value-type="float" office:value="117.233825">
                <text:p>117.233825</text:p>
              </table:table-cell>
              <table:table-cell office:value-type="float" office:value="183.739866">
                <text:p>183.739866</text:p>
              </table:table-cell>
              <table:table-cell office:value-type="float" office:value="404.55">
                <text:p>40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67.587783">
                <text:p>67.587783</text:p>
              </table:table-cell>
              <table:table-cell office:value-type="float" office:value="159.785523">
                <text:p>159.785523</text:p>
              </table:table-cell>
              <table:table-cell office:value-type="float" office:value="269.553477">
                <text:p>269.553477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92.517953">
                <text:p>92.517953</text:p>
              </table:table-cell>
              <table:table-cell office:value-type="float" office:value="224.280795">
                <text:p>224.280795</text:p>
              </table:table-cell>
              <table:table-cell office:value-type="float" office:value="355.709056">
                <text:p>355.709056</text:p>
              </table:table-cell>
              <table:table-cell office:value-type="float" office:value="604.45">
                <text:p>60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00.408312">
                <text:p>100.408312</text:p>
              </table:table-cell>
              <table:table-cell office:value-type="float" office:value="283.00075">
                <text:p>283.00075</text:p>
              </table:table-cell>
              <table:table-cell office:value-type="float" office:value="365.788355">
                <text:p>365.788355</text:p>
              </table:table-cell>
              <table:table-cell office:value-type="float" office:value="719.4">
                <text:p>71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50.64141">
                <text:p>150.64141</text:p>
              </table:table-cell>
              <table:table-cell office:value-type="float" office:value="417.170112">
                <text:p>417.170112</text:p>
              </table:table-cell>
              <table:table-cell office:value-type="float" office:value="515.911267">
                <text:p>515.911267</text:p>
              </table:table-cell>
              <table:table-cell office:value-type="float" office:value="844.35">
                <text:p>844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15.901086">
                <text:p>215.901086</text:p>
              </table:table-cell>
              <table:table-cell office:value-type="float" office:value="472.479806">
                <text:p>472.479806</text:p>
              </table:table-cell>
              <table:table-cell office:value-type="float" office:value="609.053223">
                <text:p>609.053223</text:p>
              </table:table-cell>
              <table:table-cell office:value-type="float" office:value="979.3">
                <text:p>97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257.410451">
                <text:p>257.410451</text:p>
              </table:table-cell>
              <table:table-cell office:value-type="float" office:value="525.887111">
                <text:p>525.887111</text:p>
              </table:table-cell>
              <table:table-cell office:value-type="float" office:value="945.290909">
                <text:p>945.290909</text:p>
              </table:table-cell>
              <table:table-cell office:value-type="float" office:value="1124.25">
                <text:p>112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267.22619">
                <text:p>267.22619</text:p>
              </table:table-cell>
              <table:table-cell office:value-type="float" office:value="628.505298">
                <text:p>628.505298</text:p>
              </table:table-cell>
              <table:table-cell office:value-type="float" office:value="1039.918978">
                <text:p>1039.918978</text:p>
              </table:table-cell>
              <table:table-cell office:value-type="float" office:value="1279.2">
                <text:p>127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292.400213">
                <text:p>292.400213</text:p>
              </table:table-cell>
              <table:table-cell office:value-type="float" office:value="770.175427">
                <text:p>770.175427</text:p>
              </table:table-cell>
              <table:table-cell office:value-type="float" office:value="1232.856737">
                <text:p>1232.856737</text:p>
              </table:table-cell>
              <table:table-cell office:value-type="float" office:value="1444.15">
                <text:p>1444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08.505906">
                <text:p>408.505906</text:p>
              </table:table-cell>
              <table:table-cell office:value-type="float" office:value="973.209726">
                <text:p>973.209726</text:p>
              </table:table-cell>
              <table:table-cell office:value-type="float" office:value="1266.771324">
                <text:p>1266.771324</text:p>
              </table:table-cell>
              <table:table-cell office:value-type="float" office:value="1619.1">
                <text:p>161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492.694234">
                <text:p>492.694234</text:p>
              </table:table-cell>
              <table:table-cell office:value-type="float" office:value="958.628162">
                <text:p>958.628162</text:p>
              </table:table-cell>
              <table:table-cell office:value-type="float" office:value="1447.257341">
                <text:p>1447.257341</text:p>
              </table:table-cell>
              <table:table-cell office:value-type="float" office:value="1804.05">
                <text:p>180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31.792811">
                <text:p>631.792811</text:p>
              </table:table-cell>
              <table:table-cell office:value-type="float" office:value="1261.892602">
                <text:p>1261.892602</text:p>
              </table:table-cell>
              <table:table-cell office:value-type="float" office:value="1630.076391">
                <text:p>1630.07639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792.053727">
                <text:p>792.053727</text:p>
              </table:table-cell>
              <table:table-cell office:value-type="float" office:value="1708.892542">
                <text:p>1708.892542</text:p>
              </table:table-cell>
              <table:table-cell office:value-type="float" office:value="1952.507181">
                <text:p>1952.507181</text:p>
              </table:table-cell>
              <table:table-cell office:value-type="float" office:value="2203.95">
                <text:p>2203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26.076119">
                <text:p>926.076119</text:p>
              </table:table-cell>
              <table:table-cell office:value-type="float" office:value="1455.075857">
                <text:p>1455.075857</text:p>
              </table:table-cell>
              <table:table-cell office:value-type="float" office:value="2379.795179">
                <text:p>2379.795179</text:p>
              </table:table-cell>
              <table:table-cell office:value-type="float" office:value="2418.9">
                <text:p>241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845.082525">
                <text:p>845.082525</text:p>
              </table:table-cell>
              <table:table-cell office:value-type="float" office:value="1919.58443">
                <text:p>1919.58443</text:p>
              </table:table-cell>
              <table:table-cell office:value-type="float" office:value="2478.68084">
                <text:p>2478.68084</text:p>
              </table:table-cell>
              <table:table-cell office:value-type="float" office:value="2643.85">
                <text:p>2643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984.56002">
                <text:p>984.56002</text:p>
              </table:table-cell>
              <table:table-cell office:value-type="float" office:value="1937.976521">
                <text:p>1937.976521</text:p>
              </table:table-cell>
              <table:table-cell office:value-type="float" office:value="2883.577789">
                <text:p>2883.577789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039.830715">
                <text:p>1039.830715</text:p>
              </table:table-cell>
              <table:table-cell office:value-type="float" office:value="2330.19019">
                <text:p>2330.19019</text:p>
              </table:table-cell>
              <table:table-cell office:value-type="float" office:value="3484.609283">
                <text:p>3484.609283</text:p>
              </table:table-cell>
              <table:table-cell office:value-type="float" office:value="3123.75">
                <text:p>3123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116.322041">
                <text:p>1116.322041</text:p>
              </table:table-cell>
              <table:table-cell office:value-type="float" office:value="2493.085877">
                <text:p>2493.085877</text:p>
              </table:table-cell>
              <table:table-cell office:value-type="float" office:value="3549.524115">
                <text:p>3549.524115</text:p>
              </table:table-cell>
              <table:table-cell office:value-type="float" office:value="3378.7">
                <text:p>337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260.247615">
                <text:p>1260.247615</text:p>
              </table:table-cell>
              <table:table-cell office:value-type="float" office:value="2706.698266">
                <text:p>2706.698266</text:p>
              </table:table-cell>
              <table:table-cell office:value-type="float" office:value="4041.807409">
                <text:p>4041.807409</text:p>
              </table:table-cell>
              <table:table-cell office:value-type="float" office:value="3643.65">
                <text:p>3643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487.547848">
                <text:p>1487.547848</text:p>
              </table:table-cell>
              <table:table-cell office:value-type="float" office:value="3124.765383">
                <text:p>3124.765383</text:p>
              </table:table-cell>
              <table:table-cell office:value-type="float" office:value="4869.503638">
                <text:p>4869.503638</text:p>
              </table:table-cell>
              <table:table-cell office:value-type="float" office:value="3918.6">
                <text:p>391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714.228592">
                <text:p>1714.228592</text:p>
              </table:table-cell>
              <table:table-cell office:value-type="float" office:value="3098.151636">
                <text:p>3098.151636</text:p>
              </table:table-cell>
              <table:table-cell office:value-type="float" office:value="5087.612136">
                <text:p>5087.612136</text:p>
              </table:table-cell>
              <table:table-cell office:value-type="float" office:value="4203.55">
                <text:p>420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817.394014">
                <text:p>1817.394014</text:p>
              </table:table-cell>
              <table:table-cell office:value-type="float" office:value="4098.140963">
                <text:p>4098.140963</text:p>
              </table:table-cell>
              <table:table-cell office:value-type="float" office:value="5893.460034">
                <text:p>5893.460034</text:p>
              </table:table-cell>
              <table:table-cell office:value-type="float" office:value="4498.5">
                <text:p>449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062.155669">
                <text:p>2062.15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Windows_x86 LibreOffice_project/e80a0e0fd1875e1696614d24c32df0f95f03deb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